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00:25.012009769</dc:date>
    <meta:editing-duration>PT2M24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07980999479094">
                <text:p>0.907980999479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62821518156256">
                <text:p>-0.062821518156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312868930080461">
                <text:p>-0.312868930080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436286482793087">
                <text:p>-0.436286482793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18821662663703">
                <text:p>-0.188216626637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628215181562557">
                <text:p>0.06282151815625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312868930080461">
                <text:p>0.312868930080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32262373064731">
                <text:p>1.32262373064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436286482793087">
                <text:p>0.4362864827930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188216626637032">
                <text:p>0.188216626637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062821518156252">
                <text:p>-0.0628215181562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312868930080463">
                <text:p>-0.312868930080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79429578126956">
                <text:p>-0.794295781269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22581410730596">
                <text:p>-1.22581410730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32262373064731">
                <text:p>-1.32262373064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436286482793087">
                <text:p>-0.436286482793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188216626637032">
                <text:p>-0.188216626637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0628215181562517">
                <text:p>0.0628215181562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794295781269559">
                <text:p>0.794295781269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